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title-and-abstract"/>Title and abstract<text:bookmark-end text:name="title-and-abstract"/></text:h>
      <text:h text:style-name="Heading_20_1" text:outline-level="1"><text:bookmark-start text:name="introduction"/>Introduction<text:bookmark-end text:name="introduction"/></text:h>
      <text:h text:style-name="Heading_20_1" text:outline-level="1"><text:bookmark-start text:name="background"/>Background<text:bookmark-end text:name="background"/></text:h>
      <text:h text:style-name="Heading_20_1" text:outline-level="1"><text:bookmark-start text:name="methodology"/>Methodology<text:bookmark-end text:name="methodology"/></text:h>
      <text:h text:style-name="Heading_20_2" text:outline-level="2"><text:bookmark-start text:name="selecting-time-related-sites"/>Selecting time related sites<text:bookmark-end text:name="selecting-time-related-sites"/></text:h>
      <text:p text:style-name="First_20_paragraph">In the first step, we selected only the CpG sites whose changes in methylation values can be explained by the passing of time. Those sites explain the variability of methylation values in regards to time. This is in contrast with the sites that don’t offer differentiation in between the methylation value at an early age vs. the older age.</text:p>
      <text:p text:style-name="Text_20_body"><text:span text:style-name="T1">testing the caption.</text:span></text:p>
      <text:p text:style-name="Text_20_body"><draw:frame draw:style-name="fr2" text:anchor-type="paragraph"><draw:object xlink:href="Formula-0/" xlink:type="simple" xlink:show="embed" xlink:actuate="onLoad"/></draw:frame></text:p>
      <text:p text:style-name="Text_20_body">%% Why? Time related sites are useful for age deviation %% CpGs that [@bocklandt2011epigene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09-09T13:47:17Z</meta:creation-date>
    <dc:date>2022-09-09T13:47:17Z</dc:date>
  </office:meta>
</office:document-meta>
</file>

<file path=Formula-0/content.xml><?xml version="1.0" encoding="utf-8"?>
<math xmlns="http://www.w3.org/1998/Math/MathML" display="block">
  <mrow>
    <mi>f</mi>
    <mrow>
      <mo stretchy="true" form="prefix">(</mo>
      <mi>x</mi>
      <mo stretchy="true" form="postfix">)</mo>
    </mrow>
    <mo>=</mo>
    <mstyle mathvariant="script">
      <mi>𝒩</mi>
    </mstyle>
    <mrow>
      <mo stretchy="true" form="prefix">(</mo>
      <mfrac>
        <mn>2</mn>
        <mn>3</mn>
      </mfrac>
      <mo stretchy="true" form="postfix">)</mo>
    </mrow>
  </mrow>
</math>
</file>